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weight="bold" style:font-weight-asian="bold"/>
    </style:style>
    <style:style style:name="P2" style:family="paragraph" style:parent-style-name="Heading_20_1" style:list-style-name=""/>
    <style:style style:name="P3" style:family="paragraph" style:parent-style-name="Contents_20_2">
      <style:paragraph-properties>
        <style:tab-stops>
          <style:tab-stop style:position="1.693cm"/>
          <style:tab-stop style:position="16.51cm" style:type="right" style:leader-style="dotted" style:leader-text="."/>
        </style:tab-stops>
      </style:paragraph-properties>
    </style:style>
    <style:style style:name="P4" style:family="paragraph" style:parent-style-name="TOCEntry" style:master-page-name="Standard">
      <style:paragraph-properties style:page-number="auto"/>
    </style:style>
    <style:style style:name="T1" style:family="text">
      <style:text-properties style:font-name="Calibri" fo:font-size="11pt" fo:font-weight="normal" style:font-name-asian="F" style:font-size-asian="11pt" style:language-asian="en" style:country-asian="GB" style:font-weight-asian="normal" style:font-name-complex="F" style:font-size-complex="11pt"/>
    </style:style>
    <style:style style:name="T2" style:family="text">
      <style:text-properties style:font-name="Calibri" style:font-name-asian="F" style:language-asian="en" style:country-asian="GB" style:font-name-complex="F" style:font-size-complex="11pt"/>
    </style:style>
    <style:style style:name="T3" style:family="text">
      <style:text-properties style:font-style-complex="italic"/>
    </style:style>
    <style:style style:name="T4" style:family="text">
      <style:text-properties style:letter-kerning="true"/>
    </style:style>
    <style:style style:name="T5" style:family="text">
      <style:text-properties fo:font-style="italic" style:font-style-asian="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start text:name="_Toc502951348"/>Table of Contents<text:bookmark-end text:name="_Toc502951348"/></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entry"/>
          </text:index-source-styles>
        </text:table-of-content-source>
        <text:index-body>
          <text:p text:style-name="Contents_20_1">Table of Contents<text:tab/>ii</text:p>
          <text:p text:style-name="Contents_20_1">Abstract<text:tab/>ii</text:p>
          <text:p text:style-name="Contents_20_1">1.<text:span text:style-name="T1"><text:tab/></text:span>Introduction<text:tab/>1</text:p>
          <text:p text:style-name="P3">1.1<text:span text:style-name="T2"><text:tab/></text:span>Parties<text:tab/>1</text:p>
          <text:p text:style-name="P3">1.2<text:span text:style-name="T2"><text:tab/></text:span>Team Roles<text:tab/>3</text:p>
          <text:p text:style-name="P3">1.3<text:span text:style-name="T2"><text:tab/></text:span>Project Objective<text:tab/>6</text:p>
          <text:p text:style-name="P3"><text:span text:style-name="T3">1.4</text:span><text:span text:style-name="T2"><text:tab/></text:span><text:span text:style-name="T3">Research Questions and Objectives</text:span><text:tab/>7</text:p>
          <text:p text:style-name="P3">1.5<text:span text:style-name="T2"><text:tab/></text:span>Environmental Limitations<text:tab/>8</text:p>
          <text:p text:style-name="Contents_20_1">2.<text:span text:style-name="T1"><text:tab/></text:span>Overview of System<text:tab/>9</text:p>
          <text:p text:style-name="P3">2.1<text:span text:style-name="T2"><text:tab/></text:span>General Overview<text:tab/>9</text:p>
          <text:p text:style-name="P3">2.2<text:span text:style-name="T2"><text:tab/></text:span>Business Management Philosophy<text:tab/>10</text:p>
          <text:p text:style-name="Contents_20_1">3.<text:span text:style-name="T1"><text:tab/></text:span>Requirements<text:tab/>14</text:p>
          <text:p text:style-name="P3">3.1<text:span text:style-name="T2"><text:tab/></text:span>Definitions<text:tab/>14</text:p>
          <text:p text:style-name="P3">3.2<text:span text:style-name="T2"><text:tab/></text:span>System Requirements<text:tab/>15</text:p>
          <text:p text:style-name="P3">3.2.2<text:span text:style-name="T2"><text:tab/></text:span>GPS-Denied Navigation<text:tab/>16</text:p>
          <text:p text:style-name="P3">3.2.3<text:span text:style-name="T2"><text:tab/></text:span>Un-interrupted Navigation<text:tab/>17</text:p>
          <text:p text:style-name="P3">3.2.4<text:span text:style-name="T2"><text:tab/></text:span>System Accuracy<text:tab/>18</text:p>
          <text:p text:style-name="P3">3.2.5<text:span text:style-name="T2"><text:tab/></text:span>Noise Models<text:tab/>19</text:p>
          <text:p text:style-name="P3">3.2.6<text:span text:style-name="T2"><text:tab/></text:span>Output Units<text:tab/>20</text:p>
          <text:p text:style-name="Contents_20_1">4.<text:span text:style-name="T1"><text:tab/></text:span>Delivery and Sub-Delivery<text:tab/>22</text:p>
          <text:p text:style-name="P3">4.1<text:span text:style-name="T2"><text:tab/></text:span>The Development Process<text:tab/>22</text:p>
          <text:p text:style-name="P3">4.2<text:span text:style-name="T2"><text:tab/></text:span>Peer Review Process<text:tab/>24</text:p>
          <text:p text:style-name="P3">4.3<text:span text:style-name="T2"><text:tab/></text:span>Testing Cycle Process<text:tab/>25</text:p>
          <text:p text:style-name="P3">4.4<text:span text:style-name="T2"><text:tab/></text:span>Change Logging<text:tab/>26</text:p>
          <text:p text:style-name="Contents_20_1">5.<text:span text:style-name="T1"><text:tab/></text:span>Further Development Requirements<text:tab/>27</text:p>
          <text:p text:style-name="P3">5.1<text:span text:style-name="T2"><text:tab/></text:span>Further Work Requirements<text:tab/>27</text:p>
          <text:p text:style-name="P3">5.2<text:span text:style-name="T2"><text:tab/></text:span>Commercialisation cost reduction<text:tab/>29</text:p>
          <text:p text:style-name="Contents_20_1">6.<text:span text:style-name="T1"><text:tab/></text:span>Economy<text:tab/>30</text:p>
          <text:p text:style-name="Contents_20_1">7.<text:span text:style-name="T1"><text:tab/></text:span>Documentation &amp; Media<text:tab/>31</text:p>
          <text:p text:style-name="P3">7.1<text:span text:style-name="T2"><text:tab/></text:span>Gantt chart<text:tab/>31</text:p>
          <text:p text:style-name="P3">7.2<text:span text:style-name="T2"><text:tab/></text:span>Word Breakdown Structure<text:tab/>32</text:p>
          <text:p text:style-name="P3">7.3<text:span text:style-name="T2"><text:tab/></text:span>Product Breakdown Structure<text:tab/>33</text:p>
          <text:p text:style-name="P3">7.4<text:span text:style-name="T2"><text:tab/></text:span>Collaboration Agreement<text:tab/>34</text:p>
          <text:p text:style-name="P3"><text:span text:style-name="T4">7.5</text:span><text:span text:style-name="T2"><text:tab/></text:span>Risk Assessment &amp; Management<text:tab/>38</text:p>
          <text:p text:style-name="P3">7.6<text:span text:style-name="T2"><text:tab/></text:span>Risk Level Definitions<text:tab/>39</text:p>
          <text:p text:style-name="Contents_20_1">8.<text:span text:style-name="T1"><text:tab/></text:span>IP Landscape<text:tab/>40</text:p>
          <text:p text:style-name="P3">8.1<text:span text:style-name="T2"><text:tab/></text:span>Search and Process Algorithm<text:tab/>40</text:p>
          <text:p text:style-name="P3">8.2<text:span text:style-name="T2"><text:tab/></text:span>Enforcement Level Definitions<text:tab/>41</text:p>
          <text:p text:style-name="P3">8.3<text:span text:style-name="T2"><text:tab/></text:span>Patent Analysis<text:tab/>43</text:p>
          <text:p text:style-name="Contents_20_1">9.<text:span text:style-name="T1"><text:tab/></text:span>References<text:tab/>44</text:p>
          <text:p text:style-name="P1"/>
        </text:index-body>
      </text:table-of-content>
      <text:p text:style-name="Standard"><text:bookmark text:name="_GoBack"/></text:p>
      <text:h text:style-name="P2" text:outline-level="1"><text:bookmark-start text:name="_Toc502951349"/><text:soft-page-break/>Abstract<text:bookmark-end text:name="_Toc502951349"/></text:h>
      <text:p text:style-name="Standard"><text:span text:style-name="T5">This document outlines the approach, management, objectives and decomposition of the project intended to contribute to the partial fulfilment of an MEng Degree awarded by the University of Plymouth. The area of focus is on-water autonomous navigation with the use of a gyroscopic micro electro-mechanical sensor (MEMS) provided by sponsor compan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0.423cm" fo:text-align="start" style:justify-single-word="false" fo:orphans="2" fo:widows="2" style:writing-mode="lr-tb"/>
      <style:text-properties style:font-name="Times" fo:font-family="Times"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 fo:font-family="Arial" style:font-family-generic="roman"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 fo:font-family="Arial"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 fo:font-family="Arial" style:font-family-generic="roman" style:font-pitch="variable" fo:font-size="9pt" fo:font-style="italic" style:font-size-asian="9pt" style:font-style-asian="italic"/>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Contents_20_1" style:display-name="Contents 1" style:family="paragraph" style:parent-style-name="Standard" style:next-style-name="Standard" style:default-outline-level=""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default-outline-level=""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TOCEntry" style:family="paragraph" style:parent-style-name="Standard" style:default-outline-level="">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fo:font-family="Times" style:font-family-generic="roman" style:font-pitch="variable" fo:font-size="18pt" fo:font-weight="bold" style:letter-kerning="true"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0pt"/>
    </style:style>
    <style:style style:name="Heading_20_2_20_Char" style:display-name="Heading 2 Char" style:family="text" style:parent-style-name="Default_20_Paragraph_20_Font">
      <style:text-properties style:font-name="Times" fo:font-family="Times"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Heading_20_3_20_Char" style:display-name="Heading 3 Char" style:family="text" style:parent-style-name="Default_20_Paragraph_20_Font">
      <style:text-properties style:font-name="Times" fo:font-family="Times"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Heading_20_5_20_Char" style:display-name="Heading 5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Heading_20_6_20_Char" style:display-name="Heading 6 Char" style:family="text" style:parent-style-name="Default_20_Paragraph_20_Font">
      <style:text-properties style:font-name="Arial" fo:font-family="Arial"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Heading_20_7_20_Char" style:display-name="Heading 7 Ch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8_20_Char" style:display-name="Heading 8 Char" style:family="text" style:parent-style-name="Default_20_Paragraph_20_Font">
      <style:text-properties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style:font-name="Arial" fo:font-family="Arial" style:font-family-generic="roman" style:font-pitch="variable" fo:font-size="9pt" fo:font-style="italic" style:font-name-asian="Times New Roman1" style:font-family-asian="'Times New Roman'" style:font-family-generic-asian="system" style:font-pitch-asian="variable" style:font-size-asian="9pt" style:font-style-asian="italic" style:font-name-complex="Times New Roman1"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Times" fo:font-family="Times" style:font-family-generic="roman" style:font-pitch="variable" fo:font-size="10pt" fo:font-style="italic" fo:font-weight="bold" style:font-name-asian="Times New Roman1" style:font-family-asian="'Times New Roman'" style:font-family-generic-asian="system" style:font-pitch-asian="variable" style:font-size-asian="10pt" style:font-style-asian="italic" style:font-weight-asian="bold"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fo:font-family="Times" style:font-family-generic="roman" style:font-pitch="variable" fo:font-size="10pt" fo:font-style="italic" fo:font-weight="bold" style:font-name-asian="Times New Roman1" style:font-family-asian="'Times New Roman'" style:font-family-generic-asian="system" style:font-pitch-asian="variable" style:font-size-asian="10pt" style:font-style-asian="italic" style:font-weight-asian="bold" style:font-name-complex="Times New Roman1" style:font-family-complex="'Times New Roman'" style:font-family-generic-complex="system" style:font-pitch-complex="variable" style:font-size-complex="10pt"/>
    </style:style>
    <style:style style:name="ListLabel_20_1" style:display-name="ListLabel 1" style:family="text">
      <style:text-properties fo:font-weight="bold" style:font-weight-asian="bold"/>
    </style:style>
    <text:outline-style style:name="Outline">
      <text:outline-level-style text:level="1" text:style-name="ListLabel_20_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Project Execution Plan for PROJ515 – MEng Project<text:tab/><text:tab/>Page <text:page-number text:select-page="current">2</text:page-number></text:p>
      </style:header>
      <style:footer>
        <text:p text:style-name="Footer">IEEE System Specification Template</text:p>
      </style:footer>
    </style:master-page>
    <style:master-page style:name="Converted1" style:page-layout-name="Mpm2">
      <style:header>
        <text:p text:style-name="Header">Project Execution Plan for PROJ515 – MEng Project<text:tab/><text:tab/>Page <text:page-number text:select-page="current">3</text:page-number></text:p>
      </style:header>
      <style:footer>
        <text:p text:style-name="Footer">IEEE System Specification Templ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2</meta:editing-cycles>
    <meta:creation-date>2018-01-06T11:35:00</meta:creation-date>
    <dc:date>2018-01-06T13:01:07.957322687</dc:date>
    <meta:editing-duration>PT10M38S</meta:editing-duration>
    <meta:generator>LibreOffice/5.1.6.2$Linux_X86_64 LibreOffice_project/10m0$Build-2</meta:generator>
    <meta:document-statistic meta:table-count="0" meta:image-count="0" meta:object-count="0" meta:page-count="2" meta:paragraph-count="47" meta:word-count="253" meta:character-count="1586" meta:non-whitespace-character-count="1376"/>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